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s</mi>
                <mi>i</mi>
              </msub>
              <mo stretchy="false">=</mo>
              <mrow>
                <msub>
                  <mi>s</mi>
                  <mi>i</mi>
                </msub>
                <mo stretchy="false">−</mo>
                <msub>
                  <mi>s</mi>
                  <mrow>
                    <mi>i</mi>
                    <mo stretchy="false">−</mo>
                    <mn>1</mn>
                  </mrow>
                </msub>
              </mrow>
            </mrow>
          </mrow>
        </mtd>
      </mtr>
      <mtr>
        <mtd columnalign="left">
          <mrow>
            <mi>∵</mi>
            <mrow>
              <mi>s</mi>
              <mo stretchy="false">=</mo>
              <mfrac>
                <mrow>
                  <mi>u</mi>
                  <mo stretchy="false">+</mo>
                  <mi>v</mi>
                </mrow>
                <mn>2</mn>
              </mfrac>
            </mrow>
            <mi mathvariant="normal">Δ</mi>
            <mi>t</mi>
          </mrow>
        </mtd>
      </mtr>
      <mtr>
        <mtd columnalign="left">
          <mrow>
            <mi>∴</mi>
            <mi mathvariant="normal">Δ</mi>
            <mrow>
              <msub>
                <mi>s</mi>
                <mi>i</mi>
              </msub>
              <mo stretchy="false">=</mo>
              <mfrac>
                <mrow>
                  <mi>u</mi>
                  <mo stretchy="false">+</mo>
                  <mi>u</mi>
                </mrow>
                <mn>2</mn>
              </mfrac>
            </mrow>
            <mi mathvariant="normal">Δ</mi>
            <mi>t</mi>
          </mrow>
        </mtd>
      </mtr>
      <mtr>
        <mtd>
          <mrow>
            <mi mathvariant="normal">Δ</mi>
            <mrow>
              <msub>
                <mi>s</mi>
                <mi>i</mi>
              </msub>
              <mo stretchy="false">=</mo>
              <mrow>
                <mi>u</mi>
                <mo stretchy="false">⋅</mo>
                <mi mathvariant="normal">Δ</mi>
              </mrow>
            </mrow>
            <mi>t</mi>
          </mrow>
        </mtd>
      </mtr>
      <mtr>
        <mtd columnalign="left">
          <mrow>
            <mi>∴</mi>
            <mrow>
              <msub>
                <mi>s</mi>
                <mi>i</mi>
              </msub>
              <mo stretchy="false">=</mo>
              <mrow>
                <msub>
                  <mi>s</mi>
                  <mrow>
                    <mi>i</mi>
                    <mo stretchy="false">−</mo>
                    <mn>1</mn>
                  </mrow>
                </msub>
                <mo stretchy="false">+</mo>
                <mrow>
                  <mo fence="true" form="prefix" stretchy="false">(</mo>
                  <mrow>
                    <mrow>
                      <mrow>
                        <mi>u</mi>
                        <mo stretchy="false">⋅</mo>
                        <mi mathvariant="normal">Δ</mi>
                      </mrow>
                      <mi>t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%DELTA{s_i}= s_i -s_{i-1}
newline 
alignl∵ s = {u + v} over {alignc2} %DELTA{t}
newline
alignl∴%DELTA{s_i} = {u + u} over {alignc 2} %DELTA{t}
newline
alignc %DELTA{s_i} = u cdot %DELTA{t}
newline
alignl ∴s_i = s_{i-1} + (u cdot %DELTA{t})

</annotation>
  </semantics>
</math>
</file>